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2.071cm" svg:y="3.05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2.9cm" svg:y="2.45cm">
          <draw:text-box>
            <text:p><text:span text:style-name="T1">f[i]</text:span></text:p>
          </draw:text-box>
        </draw:frame>
        <draw:frame draw:style-name="gr2" draw:text-style-name="P2" draw:layer="layout" svg:width="1cm" svg:height="1.65cm" svg:x="17.9cm" svg:y="7.15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5-05-26T17:09:13</dc:date>
    <dc:creator>tokai </dc:creator>
    <meta:editing-duration>PT15M44S</meta:editing-duration>
    <meta:editing-cycles>19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1">
      <style:chart-properties chart:display-label="true" chart:logarithmic="false" chart:minimum="-1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1">
      <style:chart-properties chart:symbol-type="named-symbol" chart:symbol-name="square" chart:symbol-width="0.25cm" chart:symbol-height="0.25cm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656cm" svg:y="1.041cm" svg:width="13.491cm" svg:height="7.174cm"/>
          <chart:axis chart:dimension="x" chart:name="primary-x" chart:style-name="ch3" chartooo:axis-type="auto">
            <chart:categories table:cell-range-address="local-table.$A$2:.$A$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809016994374948">
                <text:p>0.8090169943749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309016994374947">
                <text:p>-0.3090169943749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